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3"/>
    <style:style style:name="P17" style:family="paragraph" style:parent-style-name="Heading_20_1" style:list-style-name="WWNum3">
      <style:paragraph-properties fo:margin-top="0.0398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in" loext:contextual-spacing="false"/>
    </style:style>
    <style:style style:name="P19" style:family="paragraph" style:parent-style-name="Heading_20_1" style:list-style-name="WWNum3">
      <style:paragraph-properties fo:margin-top="0in" fo:margin-bottom="0.0429in" loext:contextual-spacing="false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</text:span><text:span text:style-name="T2"><text:line-break/></text:span><text:span text:style-name="T3">Unidad 02. Guía de estudio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2. Representación de la información</text:span></text:p>
      <text:list xml:id="list2828460226" text:style-name="WWNum3">
        <text:list-item>
          <text:p text:style-name="P16"><text:bookmark text:name="_dbh0n1vac4c8"/>Fechas</text:p>
        </text:list-item>
      </text:list>
      <text:p text:style-name="Standard">Del 22/09/2025 al 05/10/2025. La duración de la unidad es de 2 semanas (16 horas).</text:p>
      <text:list xml:id="list54341931961165" text:continue-numbering="true" text:style-name="WWNum3">
        <text:list-item>
          <text:p text:style-name="P17"><text:bookmark text:name="_35ynxtfrmuvw"/>Conocimientos previos</text:p>
        </text:list-item>
      </text:list>
      <text:list xml:id="list600251891" text:style-name="WWNum1">
        <text:list-item>
          <text:p text:style-name="P6">Saber realizar operaciones matemáticas básicas.</text:p>
        </text:list-item>
        <text:list-item>
          <text:p text:style-name="P6">Saber convertir entre dos unidades generales.</text:p>
        </text:list-item>
      </text:list>
      <text:list xml:id="list54342689871015" text:continue-list="list54341931961165" text:style-name="WWNum3">
        <text:list-item>
          <text:p text:style-name="P18"><text:bookmark text:name="_1w7nzw2o20ar"/><text:s/>Objetivos</text:p>
        </text:list-item>
      </text:list>
      <text:list xml:id="list56528592" text:style-name="WWNum2">
        <text:list-item>
          <text:p text:style-name="P7">Aprender cómo los sistemas informáticos gestionan la información.</text:p>
        </text:list-item>
        <text:list-item>
          <text:p text:style-name="P7">Aprender a convertir de decimal a binario, octal y hexadecimal.</text:p>
        </text:list-item>
        <text:list-item>
          <text:p text:style-name="P7">Aprender a convertir entre binario, decimal, octal y hexadecimal.</text:p>
        </text:list-item>
        <text:list-item>
          <text:p text:style-name="P7">Aprender a convertir entre octal y hexadecimal.</text:p>
        </text:list-item>
        <text:list-item>
          <text:p text:style-name="P7">Aprender a realizar operaciones matemáticas básicas en código binario: suma, resta, multiplicación.<text:line-break/> <text:span text:style-name="T9">(La división no está dentro del alcance de los objetivos).</text:span></text:p>
        </text:list-item>
        <text:list-item>
          <text:p text:style-name="P7">Aprender a realizar operaciones lógicas.</text:p>
        </text:list-item>
        <text:list-item>
          <text:p text:style-name="P7"><text:soft-page-break/>Aprender a representar números negativos en código binario.</text:p>
        </text:list-item>
        <text:list-item>
          <text:p text:style-name="P7">Aprender a representar números reales en código binario.</text:p>
        </text:list-item>
        <text:list-item>
          <text:p text:style-name="P7">Conocer cómo representar caracteres alfabéticos en código binario.</text:p>
        </text:list-item>
        <text:list-item>
          <text:p text:style-name="P7">Conocer las unidades de información.</text:p>
        </text:list-item>
        <text:list-item>
          <text:p text:style-name="P7">Aprender a cambiar unidades de información.</text:p>
        </text:list-item>
        <text:list-item>
          <text:p text:style-name="P7">Aprender a instalar Python 3 y configurar un entorno para trabajar con él.</text:p>
        </text:list-item>
        <text:list-item>
          <text:p text:style-name="P7">Aprender a usar comandos básicos para imprimir y leer información en Python.</text:p>
        </text:list-item>
      </text:list>
      <text:list xml:id="list54342186285710" text:continue-list="list54342689871015" text:style-name="WWNum3">
        <text:list-item>
          <text:p text:style-name="P18"><text:bookmark text:name="_u76wnfr4jev9"/>Contenidos</text:p>
        </text:list-item>
      </text:list>
      <text:list xml:id="list2714309634" text:style-name="WWNum4">
        <text:list-item>
          <text:p text:style-name="P8">Sistemas de numeración</text:p>
        </text:list-item>
        <text:list-item>
          <text:p text:style-name="P8">Código binario</text:p>
        </text:list-item>
        <text:list-item>
          <text:p text:style-name="P8">Operaciones con números binarios</text:p>
        </text:list-item>
        <text:list-item>
          <text:p text:style-name="P8">Números negativos</text:p>
        </text:list-item>
        <text:list-item>
          <text:p text:style-name="P8">Números reales</text:p>
        </text:list-item>
        <text:list-item>
          <text:p text:style-name="P8">Álgebra booleana</text:p>
        </text:list-item>
        <text:list-item>
          <text:p text:style-name="P8">Octal</text:p>
        </text:list-item>
        <text:list-item>
          <text:p text:style-name="P8">Hexadecimal</text:p>
        </text:list-item>
        <text:list-item>
          <text:p text:style-name="P8">Representación alfanumérica</text:p>
        </text:list-item>
        <text:list-item>
          <text:p text:style-name="P8">Datos numéricos y alfanuméricos</text:p>
        </text:list-item>
        <text:list-item>
          <text:p text:style-name="P8">Representación interna</text:p>
        </text:list-item>
        <text:list-item>
          <text:p text:style-name="P8">Sistema de unidades</text:p>
        </text:list-item>
        <text:list-item>
          <text:p text:style-name="P8">Instalación de Python 3</text:p>
        </text:list-item>
        <text:list-item>
          <text:p text:style-name="P8">Entorno de Python</text:p>
        </text:list-item>
        <text:list-item>
          <text:p text:style-name="P9">Imprimir y leer información en Python</text:p>
        </text:list-item>
      </text:list>
      <text:list xml:id="list54342523219498" text:continue-list="list54342186285710" text:style-name="WWNum3">
        <text:list-item>
          <text:p text:style-name="P19"><text:bookmark text:name="_a1okclatiswm"/>Actividades</text:p>
        </text:list-item>
      </text:list>
      <text:p text:style-name="Standard">Es muy importante leer los apuntes y realizar los ejercicios. Estos ejercicios (tanto los de la unidad 2 como los de Python) no forman parte de la evaluación, pero hay que tener en cuenta que es muy común que en el examen aparezcan varias preguntas de esta unidad.</text:p>
      <text:list xml:id="list54342900417717" text:continue-numbering="true" text:style-name="WWNum3">
        <text:list-item>
          <text:p text:style-name="P16"><text:bookmark text:name="_7kljffjw728v"/>Recomendaciones</text:p>
        </text:list-item>
      </text:list>
      <text:p text:style-name="P10"><text:soft-page-break/>Es muy importante asistir a clase de TC con los conceptos principales estud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2. Representación de la información</text:span></text:p>
      </style:header>
      <style:footer>
        <text:p text:style-name="MP4"><text:span text:style-name="MT1">CFGS DAM/DAW<text:tab/><text:tab/>Unidades 0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326" meta:character-count="2031" meta:non-whitespace-character-count="1782"/>
    <meta:generator>LibreOfficeDev/6.0.5.2$Linux_X86_64 LibreOffice_project/</meta:generator>
  </office:meta>
</office:document-meta>
</file>